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5" style:parent-style-name="Normal" style:list-style-name="LFO1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6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7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paragraph-properties fo:border-top="none" fo:border-left="none" fo:border-bottom="0.0416in dotted #000000" fo:border-right="none" fo:padding-top="0in" fo:padding-left="0in" fo:padding-bottom="0.0138in" fo:padding-right="0in" style:shadow="none"/>
    </style:style>
  </office:automatic-styles>
  <office:body>
    <office:text text:use-soft-page-breaks="true">
      <text:p text:style-name="P1">Objective:</text:p>
      <text:list text:style-name="LFO1" text:continue-numbering="true">
        <text:list-item>
          <text:p text:style-name="P2">Use the<text:s/><text:span text:style-name="T3">AAA pattern</text:span><text:s/>(Arrange-Act-Assert) for writing clean, structured test cases.</text:p>
        </text:list-item>
        <text:list-item>
          <text:p text:style-name="P4">Use @Before and @After to set up and tear down common test data or objects.</text:p>
        </text:list-item>
        <text:list-item>
          <text:p text:style-name="P5"/>
        </text:list-item>
      </text:list>
      <text:p text:style-name="Normal"/>
      <text:p text:style-name="Normal">Java</text:p>
      <text:p text:style-name="Normal"/>
      <text:p text:style-name="Normal">package com.example;</text:p>
      <text:p text:style-name="Normal"/>
      <text:p text:style-name="Normal">public class Calculator {</text:p>
      <text:p text:style-name="Normal"><text:s text:c="4"/>public int add(int a, int b) {</text:p>
      <text:p text:style-name="Normal"><text:s text:c="8"/>return a + b;</text:p>
      <text:p text:style-name="Normal"><text:s text:c="4"/>}</text:p>
      <text:p text:style-name="Normal"><text:s text:c="4"/></text:p>
      <text:p text:style-name="Normal"><text:s text:c="4"/>public int subtract(int a, int b) {</text:p>
      <text:p text:style-name="Normal"><text:s text:c="8"/>return a - b;</text:p>
      <text:p text:style-name="Normal"><text:s text:c="4"/>}</text:p>
      <text:p text:style-name="P6">}</text:p>
      <text:p text:style-name="Normal"/>
      <text:p text:style-name="Normal">package com.example;</text:p>
      <text:p text:style-name="Normal"/>
      <text:p text:style-name="Normal">import org.junit.After;</text:p>
      <text:p text:style-name="Normal">import org.junit.Before;</text:p>
      <text:p text:style-name="Normal">import org.junit.Test;</text:p>
      <text:p text:style-name="Normal">import static org.junit.Assert.*;</text:p>
      <text:p text:style-name="Normal"/>
      <text:p text:style-name="Normal">public class CalculatorTest {</text:p>
      <text:p text:style-name="Normal"/>
      <text:p text:style-name="Normal"><text:s text:c="4"/>private Calculator calculator;</text:p>
      <text:p text:style-name="Normal"/>
      <text:p text:style-name="Normal"><text:s text:c="4"/>// Setup - runs before each test</text:p>
      <text:p text:style-name="Normal"><text:s text:c="4"/>@Before</text:p>
      <text:p text:style-name="Normal"><text:s text:c="4"/>public void setUp() {</text:p>
      <text:p text:style-name="Normal"><text:s text:c="8"/>calculator = new Calculator(); <text:s/>// Arrange</text:p>
      <text:p text:style-name="Normal"><text:s text:c="8"/>System.out.println("Setup: Calculator instance created");</text:p>
      <text:p text:style-name="Normal"><text:s text:c="4"/>}</text:p>
      <text:p text:style-name="Normal"/>
      <text:p text:style-name="Normal"><text:s text:c="4"/>// Teardown - runs after each test</text:p>
      <text:p text:style-name="Normal"><text:s text:c="4"/>@After</text:p>
      <text:p text:style-name="Normal"><text:s text:c="4"/>public void tearDown() {</text:p>
      <text:p text:style-name="Normal"><text:s text:c="8"/>calculator = null;</text:p>
      <text:p text:style-name="Normal"><text:s text:c="8"/>System.out.println("Teardown: Calculator instance destroyed");</text:p>
      <text:p text:style-name="Normal"><text:s text:c="4"/>}</text:p>
      <text:p text:style-name="Normal"/>
      <text:p text:style-name="Normal"><text:s text:c="4"/>// Test using AAA pattern</text:p>
      <text:p text:style-name="Normal"><text:s text:c="4"/>@Test</text:p>
      <text:p text:style-name="Normal"><text:s text:c="4"/>public void testAdd() {</text:p>
      <text:p text:style-name="Normal"><text:s text:c="8"/>// Arrange done in @Before</text:p>
      <text:p text:style-name="Normal"/>
      <text:p text:style-name="Normal"><text:s text:c="8"/>// Act</text:p>
      <text:p text:style-name="Normal"><text:s text:c="8"/>int result = calculator.add(2, 3);</text:p>
      <text:p text:style-name="Normal"/>
      <text:p text:style-name="Normal"><text:s text:c="8"/>// Assert</text:p>
      <text:p text:style-name="Normal"><text:s text:c="8"/>assertEquals(5, result);</text:p>
      <text:p text:style-name="Normal"><text:s text:c="4"/>}</text:p>
      <text:p text:style-name="Normal"/>
      <text:p text:style-name="Normal"><text:s text:c="4"/>@Test</text:p>
      <text:p text:style-name="Normal"><text:s text:c="4"/>public void testSubtract() {</text:p>
      <text:p text:style-name="Normal"><text:s text:c="8"/>// Act</text:p>
      <text:p text:style-name="Normal"><text:s text:c="8"/>int result = calculator.subtract(5, 2);</text:p>
      <text:p text:style-name="Normal"/>
      <text:p text:style-name="Normal"><text:s text:c="8"/>// Assert</text:p>
      <text:p text:style-name="Normal"><text:s text:c="8"/>assertEquals(3, result);</text:p>
      <text:p text:style-name="Normal"><text:s text:c="4"/>}</text:p>
      <text:p text:style-name="Normal">}</text:p>
      <text:p text:style-name="P7"/>
      <text:p text:style-name="Normal"/>
      <text:p text:style-name="P8">Output on Run (In IntelliJ Terminal or JUnit tab):</text:p>
      <text:p text:style-name="Normal"/>
      <text:p text:style-name="Normal">Setup: Calculator instance created</text:p>
      <text:p text:style-name="Normal">Teardown: Calculator instance destroyed</text:p>
      <text:p text:style-name="Normal">Setup: Calculator instance created</text:p>
      <text:p text:style-name="P9">Teardown: Calculator instance destroyed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umya Tiwari</meta:initial-creator>
    <dc:creator>Saumya Tiwari</dc:creator>
    <meta:creation-date>2025-06-29T18:05:00Z</meta:creation-date>
    <dc:date>2025-06-29T18:09:00Z</dc:date>
    <meta:template xlink:href="Normal.dotm" xlink:type="simple"/>
    <meta:editing-cycles>2</meta:editing-cycles>
    <meta:editing-duration>PT240S</meta:editing-duration>
    <meta:document-statistic meta:page-count="3" meta:paragraph-count="3" meta:word-count="229" meta:character-count="1533" meta:row-count="10" meta:non-whitespace-character-count="1307"/>
  </office:meta>
</office:document-meta>
</file>